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Manual Position</text:p>
          </table:table-cell>
          <table:covered-table-cell/>
          <table:table-cell table:style-name="ce2" office:value-type="string" calcext:value-type="string" table:number-columns-spanned="4" table:number-rows-spanned="1">
            <text:p>Manual Orientation Points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Position Triangulation</text:p>
          </table:table-cell>
          <table:covered-table-cell table:number-columns-repeated="2"/>
          <table:table-cell table:style-name="ce2" office:value-type="string" calcext:value-type="string" table:number-columns-spanned="6" table:number-rows-spanned="1">
            <text:p>Orientation Triangulation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9"/>
          <table:table-cell office:value-type="string" calcext:value-type="string">
            <text:p>Two Point Measurement with Reference Point 1 as the Origin</text:p>
          </table:table-cell>
          <table:table-cell table:style-name="ce2" office:value-type="string" calcext:value-type="string" table:number-columns-spanned="2" table:number-rows-spanned="1">
            <text:p>Position Triangulation</text:p>
          </table:table-cell>
          <table:covered-table-cell/>
          <table:table-cell table:style-name="ce2" office:value-type="string" calcext:value-type="string" table:number-columns-spanned="4" table:number-rows-spanned="1">
            <text:p>Orientation Triangulation</text:p>
          </table:table-cell>
          <table:covered-table-cell/>
          <table:covered-table-cell table:style-name="Default"/>
          <table:covered-table-cell/>
          <table:table-cell table:number-columns-repeated="4"/>
          <table:table-cell table:style-name="ce2" office:value-type="string" calcext:value-type="string" table:number-columns-spanned="4" table:number-rows-spanned="1">
            <text:p>Calculated Orientation Points</text:p>
          </table:table-cell>
          <table:covered-table-cell table:number-columns-repeated="3"/>
          <table:table-cell table:number-columns-repeated="984"/>
        </table:table-row>
        <table:table-row table:style-name="ro2">
          <table:table-cell/>
          <table:table-cell table:style-name="ce2"/>
          <table:table-cell/>
          <table:table-cell table:style-name="ce2" office:value-type="string" calcext:value-type="string" table:number-columns-spanned="2" table:number-rows-spanned="1">
            <text:p>Point 1</text:p>
          </table:table-cell>
          <table:covered-table-cell/>
          <table:table-cell table:style-name="ce2" office:value-type="string" calcext:value-type="string" table:number-columns-spanned="2" table:number-rows-spanned="1">
            <text:p>Point 2</text:p>
          </table:table-cell>
          <table:covered-table-cell/>
          <table:table-cell table:style-name="Default" table:number-columns-repeated="3"/>
          <table:table-cell table:style-name="ce2" office:value-type="string" calcext:value-type="string" table:number-columns-spanned="3" table:number-rows-spanned="1">
            <text:p>Point 1</text:p>
          </table:table-cell>
          <table:covered-table-cell table:style-name="Default"/>
          <table:covered-table-cell/>
          <table:table-cell table:style-name="ce2" office:value-type="string" calcext:value-type="string" table:number-columns-spanned="3" table:number-rows-spanned="1">
            <text:p>Point 2</text:p>
          </table:table-cell>
          <table:covered-table-cell/>
          <table:covered-table-cell table:style-name="ce2"/>
          <table:table-cell/>
          <table:table-cell table:style-name="ce2" table:number-columns-spanned="2" table:number-rows-spanned="1"/>
          <table:covered-table-cell/>
          <table:table-cell table:number-columns-repeated="7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Point 1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Point 2</text:p>
          </table:table-cell>
          <table:covered-table-cell/>
          <table:table-cell/>
          <table:table-cell table:style-name="ce2" table:number-columns-spanned="2" table:number-rows-spanned="1"/>
          <table:covered-table-cell/>
          <table:table-cell/>
          <table:table-cell table:style-name="ce2" office:value-type="string" calcext:value-type="string" table:number-columns-spanned="2" table:number-rows-spanned="1">
            <text:p>Point 1</text:p>
          </table:table-cell>
          <table:covered-table-cell/>
          <table:table-cell table:style-name="ce2" office:value-type="string" calcext:value-type="string" table:number-columns-spanned="2" table:number-rows-spanned="1">
            <text:p>Point 2</text:p>
          </table:table-cell>
          <table:covered-table-cell/>
          <table:table-cell table:number-columns-repeated="984"/>
        </table:table-row>
        <table:table-row table:style-name="ro3">
          <table:table-cell office:value-type="string" calcext:value-type="string">
            <text:p>Tag 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Laser Measure: Reference Point 1</text:p>
          </table:table-cell>
          <table:table-cell table:style-name="ce2" office:value-type="string" calcext:value-type="string">
            <text:p>Laser Measure: Reference Point 2</text:p>
          </table:table-cell>
          <table:table-cell table:style-name="ce2" office:value-type="string" calcext:value-type="string">
            <text:p>Laser Measure: Reference Point 3</text:p>
          </table:table-cell>
          <table:table-cell table:style-name="ce2" office:value-type="string" calcext:value-type="string">
            <text:p>Laser Measure: Reference Point 1</text:p>
          </table:table-cell>
          <table:table-cell table:style-name="ce2" office:value-type="string" calcext:value-type="string">
            <text:p>Laser Measure: Reference Point 2</text:p>
          </table:table-cell>
          <table:table-cell table:style-name="ce2" office:value-type="string" calcext:value-type="string">
            <text:p>Laser Measure: Reference Point 3</text:p>
          </table:table-cell>
          <table:table-cell table:style-name="ce2" office:value-type="string" calcext:value-type="string">
            <text:p>Laser Measure: Reference Point 1</text:p>
          </table:table-cell>
          <table:table-cell table:style-name="ce2" office:value-type="string" calcext:value-type="string">
            <text:p>Laser Measure: Reference Point 2</text:p>
          </table:table-cell>
          <table:table-cell table:style-name="ce2" office:value-type="string" calcext:value-type="string">
            <text:p>Laser Measure: Reference Point 3</text:p>
          </table:table-cell>
          <table:table-cell table:style-name="ce2" office:value-type="string" calcext:value-type="string" table:number-columns-spanned="2" table:number-rows-spanned="1">
            <text:p>Laser Measure: Reference Point 1 Position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Laser Measure: Reference Point 2 Position</text:p>
          </table:table-cell>
          <table:covered-table-cell/>
          <table:table-cell table:style-name="ce2" office:value-type="string" calcext:value-type="string" table:number-columns-spanned="2" table:number-rows-spanned="1">
            <text:p>Laser Measure: Reference Point 3 Position</text:p>
          </table:table-cell>
          <table:covered-table-cell/>
          <table:table-cell office:value-type="string" calcext:value-type="string">
            <text:p>Expected Laser Reference Measurement from (0,96) for Orientation Point 1</text:p>
          </table:table-cell>
          <table:table-cell office:value-type="string" calcext:value-type="string">
            <text:p>Track Block Ids</text:p>
          </table:table-cell>
          <table:table-cell office:value-type="string" calcext:value-type="string">
            <text:p>Offset</text:p>
          </table:table-cell>
          <table:table-cell/>
          <table:table-cell table:style-name="ce2" office:value-type="string" calcext:value-type="string">
            <text:p>Laser Measure: Reference Point 1</text:p>
          </table:table-cell>
          <table:table-cell table:style-name="ce2" office:value-type="string" calcext:value-type="string">
            <text:p>Laser Measure: Reference Point 2</text:p>
          </table:table-cell>
          <table:table-cell table:style-name="ce2" office:value-type="string" calcext:value-type="string">
            <text:p>Laser Measure: Reference Point 1</text:p>
          </table:table-cell>
          <table:table-cell table:style-name="ce2" office:value-type="string" calcext:value-type="string">
            <text:p>Laser Measure: Reference Point 2</text:p>
          </table:table-cell>
          <table:table-cell table:style-name="ce2" office:value-type="string" calcext:value-type="string">
            <text:p>Laser Measure: Reference Point 1</text:p>
          </table:table-cell>
          <table:table-cell table:style-name="ce2" office:value-type="string" calcext:value-type="string">
            <text:p>Laser Measure: Reference Point 2</text:p>
          </table:table-cell>
          <table:table-cell table:style-name="ce2" office:value-type="string" calcext:value-type="string" table:number-columns-spanned="2" table:number-rows-spanned="1">
            <text:p>Laser Measure: Reference Point 1 Position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Laser Measure: Reference Point 2 Position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1:Ryobi</text:p>
          </table:table-cell>
          <table:table-cell office:value-type="float" office:value="15.52" calcext:value-type="float">
            <text:p>15.52</text:p>
          </table:table-cell>
          <table:table-cell office:value-type="float" office:value="10.42" calcext:value-type="float">
            <text:p>10.42</text:p>
          </table:table-cell>
          <table:table-cell table:formula="of:=[.B4]" office:value-type="float" office:value="15.52" calcext:value-type="float">
            <text:p>15.52</text:p>
          </table:table-cell>
          <table:table-cell table:formula="of:=[.C4]" office:value-type="float" office:value="10.42" calcext:value-type="float">
            <text:p>10.42</text:p>
          </table:table-cell>
          <table:table-cell table:formula="of:=38.8/2.54" office:value-type="float" office:value="15.2755905511811" calcext:value-type="float">
            <text:p>15.2755905512</text:p>
          </table:table-cell>
          <table:table-cell table:formula="of:=27.2/2.54" office:value-type="float" office:value="10.7086614173228" calcext:value-type="float">
            <text:p>10.7086614173</text:p>
          </table:table-cell>
          <table:table-cell table:formula="of:=(1*12 + 4 +3/8)-[.Y4]" office:value-type="float" office:value="15.15625" calcext:value-type="float">
            <text:p>15.15625</text:p>
          </table:table-cell>
          <table:table-cell table:formula="of:=(16*12 + 6 + 3/16)-[.Y4]" office:value-type="float" office:value="196.96875" calcext:value-type="float">
            <text:p>196.96875</text:p>
          </table:table-cell>
          <table:table-cell table:formula="of:=(17*12 + 10 + 13/16)-[.Y4]" office:value-type="float" office:value="213.59375" calcext:value-type="float">
            <text:p>213.59375</text:p>
          </table:table-cell>
          <table:table-cell table:formula="of:=[.H4]" office:value-type="float" office:value="15.15625" calcext:value-type="float">
            <text:p>15.15625</text:p>
          </table:table-cell>
          <table:table-cell table:formula="of:=[.I4]" office:value-type="float" office:value="196.96875" calcext:value-type="float">
            <text:p>196.96875</text:p>
          </table:table-cell>
          <table:table-cell table:formula="of:=[.J4]" office:value-type="float" office:value="213.59375" calcext:value-type="float">
            <text:p>213.59375</text:p>
          </table:table-cell>
          <table:table-cell table:formula="of:=(1*12 + 4 +1/4)-[.Y4]" office:value-type="float" office:value="15.03125" calcext:value-type="float">
            <text:p>15.03125</text:p>
          </table:table-cell>
          <table:table-cell table:formula="of:=(16*12 + 6 +5/8)-[.Y4]" office:value-type="float" office:value="197.40625" calcext:value-type="float">
            <text:p>197.40625</text:p>
          </table:table-cell>
          <table:table-cell table:formula="of:=(17*12 + 10 +15/16)-[.Y4]" office:value-type="float" office:value="213.71875" calcext:value-type="float">
            <text:p>213.71875</text:p>
          </table:table-cell>
          <table:table-cell table:formula="of:=3+3/8" office:value-type="float" office:value="3.375" calcext:value-type="float">
            <text:p>3.375</text:p>
          </table:table-cell>
          <table:table-cell office:value-type="float" office:value="2" calcext:value-type="float">
            <text:p>2</text:p>
          </table:table-cell>
          <table:table-cell table:formula="of:=(18*12 - (3 + 3/8))" office:value-type="float" office:value="212.625" calcext:value-type="float">
            <text:p>212.625</text:p>
          </table:table-cell>
          <table:table-cell office:value-type="float" office:value="2" calcext:value-type="float">
            <text:p>2</text:p>
          </table:table-cell>
          <table:table-cell table:formula="of:=(18*12 - (3 + 3/8))" office:value-type="float" office:value="212.625" calcext:value-type="float">
            <text:p>212.625</text:p>
          </table:table-cell>
          <table:table-cell table:formula="of:=8*12 - 2" office:value-type="float" office:value="94" calcext:value-type="float">
            <text:p>94</text:p>
          </table:table-cell>
          <table:table-cell office:value-type="string" calcext:value-type="string">
            <text:p>18.31, 87</text:p>
          </table:table-cell>
          <table:table-cell office:value-type="string" calcext:value-type="string">
            <text:p>U-52,4-16</text:p>
          </table:table-cell>
          <table:table-cell table:formula="of:=(2+7/16)/2" office:value-type="float" office:value="1.21875" calcext:value-type="float">
            <text:p>1.21875</text:p>
          </table:table-cell>
          <table:table-cell/>
          <table:table-cell table:formula="of:=[.H4]" office:value-type="float" office:value="15.15625" calcext:value-type="float">
            <text:p>15.15625</text:p>
          </table:table-cell>
          <table:table-cell table:formula="of:=[.I4]" office:value-type="float" office:value="196.96875" calcext:value-type="float">
            <text:p>196.96875</text:p>
          </table:table-cell>
          <table:table-cell table:formula="of:=[.AA4]" office:value-type="float" office:value="15.15625" calcext:value-type="float">
            <text:p>15.15625</text:p>
          </table:table-cell>
          <table:table-cell table:formula="of:=[.AB4]" office:value-type="float" office:value="196.96875" calcext:value-type="float">
            <text:p>196.96875</text:p>
          </table:table-cell>
          <table:table-cell table:formula="of:=[.N4]" office:value-type="float" office:value="15.03125" calcext:value-type="float">
            <text:p>15.03125</text:p>
          </table:table-cell>
          <table:table-cell table:formula="of:=[.O4]" office:value-type="float" office:value="197.40625" calcext:value-type="float">
            <text:p>197.40625</text:p>
          </table:table-cell>
          <table:table-cell table:formula="of:=[.Q4]-[.Q4]" office:value-type="float" office:value="0" calcext:value-type="float">
            <text:p>0</text:p>
          </table:table-cell>
          <table:table-cell table:formula="of:=[.R4]-[.R4]" office:value-type="float" office:value="0" calcext:value-type="float">
            <text:p>0</text:p>
          </table:table-cell>
          <table:table-cell table:formula="of:=[.S4]-[.Q4]" office:value-type="float" office:value="209.25" calcext:value-type="float">
            <text:p>209.25</text:p>
          </table:table-cell>
          <table:table-cell table:formula="of:=[.T4]-[.R4]" office:value-type="float" office:value="0" calcext:value-type="float">
            <text:p>0</text:p>
          </table:table-cell>
          <table:table-cell office:value-type="float" office:value="15.84" calcext:value-type="float">
            <text:p>15.84</text:p>
          </table:table-cell>
          <table:table-cell office:value-type="float" office:value="10.9" calcext:value-type="float">
            <text:p>10.9</text:p>
          </table:table-cell>
          <table:table-cell office:value-type="float" office:value="15.42" calcext:value-type="float">
            <text:p>15.42</text:p>
          </table:table-cell>
          <table:table-cell office:value-type="float" office:value="11.55" calcext:value-type="float">
            <text:p>11.55</text:p>
          </table:table-cell>
          <table:table-cell table:number-columns-repeated="98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16.94" calcext:value-type="float">
            <text:p>16.94</text:p>
          </table:table-cell>
          <table:table-cell table:number-columns-repeated="4"/>
          <table:table-cell table:formula="of:=(1*12 + 5 +9/16)-[.Y5]" office:value-type="float" office:value="16.34375" calcext:value-type="float">
            <text:p>16.34375</text:p>
          </table:table-cell>
          <table:table-cell table:formula="of:=(17*12 + 1 + 1/8)-[.Y5]" office:value-type="float" office:value="203.90625" calcext:value-type="float">
            <text:p>203.90625</text:p>
          </table:table-cell>
          <table:table-cell table:formula="of:=(18*12 + 2 + 7/16)-[.Y5]" office:value-type="float" office:value="217.21875" calcext:value-type="float">
            <text:p>217.21875</text:p>
          </table:table-cell>
          <table:table-cell table:formula="of:=[.H5]" office:value-type="float" office:value="16.34375" calcext:value-type="float">
            <text:p>16.34375</text:p>
          </table:table-cell>
          <table:table-cell table:formula="of:=[.I5]" office:value-type="float" office:value="203.90625" calcext:value-type="float">
            <text:p>203.90625</text:p>
          </table:table-cell>
          <table:table-cell table:formula="of:=[.J5]" office:value-type="float" office:value="217.21875" calcext:value-type="float">
            <text:p>217.21875</text:p>
          </table:table-cell>
          <table:table-cell table:formula="of:=(1*12 + 5 +3/4)-[.Y5]" office:value-type="float" office:value="16.53125" calcext:value-type="float">
            <text:p>16.53125</text:p>
          </table:table-cell>
          <table:table-cell table:formula="of:=(17*12 + 1 +3/8)-[.Y5]" office:value-type="float" office:value="204.15625" calcext:value-type="float">
            <text:p>204.15625</text:p>
          </table:table-cell>
          <table:table-cell table:formula="of:=(18*12 + 2 +9/16)-[.Y5]" office:value-type="float" office:value="217.34375" calcext:value-type="float">
            <text:p>217.34375</text:p>
          </table:table-cell>
          <table:table-cell table:formula="of:=3+3/8" office:value-type="float" office:value="3.375" calcext:value-type="float">
            <text:p>3.375</text:p>
          </table:table-cell>
          <table:table-cell office:value-type="float" office:value="2" calcext:value-type="float">
            <text:p>2</text:p>
          </table:table-cell>
          <table:table-cell table:formula="of:=(18*12 - (3 + 3/8))" office:value-type="float" office:value="212.625" calcext:value-type="float">
            <text:p>212.625</text:p>
          </table:table-cell>
          <table:table-cell office:value-type="float" office:value="2" calcext:value-type="float">
            <text:p>2</text:p>
          </table:table-cell>
          <table:table-cell table:formula="of:=(18*12 - (3 + 3/8))" office:value-type="float" office:value="212.625" calcext:value-type="float">
            <text:p>212.625</text:p>
          </table:table-cell>
          <table:table-cell table:formula="of:=8*12 - 2" office:value-type="float" office:value="94" calcext:value-type="float">
            <text:p>94</text:p>
          </table:table-cell>
          <table:table-cell office:value-type="string" calcext:value-type="string">
            <text:p>18.31, 87</text:p>
          </table:table-cell>
          <table:table-cell office:value-type="string" calcext:value-type="string">
            <text:p>U-52,4-16</text:p>
          </table:table-cell>
          <table:table-cell table:formula="of:=(2+7/16)/2" office:value-type="float" office:value="1.21875" calcext:value-type="float">
            <text:p>1.21875</text:p>
          </table:table-cell>
          <table:table-cell table:number-columns-repeated="11"/>
          <table:table-cell office:value-type="float" office:value="9.29" calcext:value-type="float">
            <text:p>9.29</text:p>
          </table:table-cell>
          <table:table-cell office:value-type="float" office:value="17.53" calcext:value-type="float">
            <text:p>17.53</text:p>
          </table:table-cell>
          <table:table-cell office:value-type="float" office:value="9.06" calcext:value-type="float">
            <text:p>9.06</text:p>
          </table:table-cell>
          <table:table-cell office:value-type="float" office:value="17.79" calcext:value-type="float">
            <text:p>17.79</text:p>
          </table:table-cell>
          <table:table-cell table:number-columns-repeated="98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.62" calcext:value-type="float">
            <text:p>24.62</text:p>
          </table:table-cell>
          <table:table-cell office:value-type="float" office:value="8.06" calcext:value-type="float">
            <text:p>8.06</text:p>
          </table:table-cell>
          <table:table-cell table:number-columns-repeated="4"/>
          <table:table-cell table:formula="of:=(1*12 + 11 +5/16)-[.Y6]" office:value-type="float" office:value="22.09375" calcext:value-type="float">
            <text:p>22.09375</text:p>
          </table:table-cell>
          <table:table-cell table:formula="of:=(15*12 + 9 + 5/16)-[.Y6]" office:value-type="float" office:value="188.09375" calcext:value-type="float">
            <text:p>188.09375</text:p>
          </table:table-cell>
          <table:table-cell table:formula="of:=(17*12 + 3 + 9/16)-[.Y6]" office:value-type="float" office:value="206.34375" calcext:value-type="float">
            <text:p>206.34375</text:p>
          </table:table-cell>
          <table:table-cell table:formula="of:=[.H6]" office:value-type="float" office:value="22.09375" calcext:value-type="float">
            <text:p>22.09375</text:p>
          </table:table-cell>
          <table:table-cell table:formula="of:=[.I6]" office:value-type="float" office:value="188.09375" calcext:value-type="float">
            <text:p>188.09375</text:p>
          </table:table-cell>
          <table:table-cell table:formula="of:=[.J6]" office:value-type="float" office:value="206.34375" calcext:value-type="float">
            <text:p>206.34375</text:p>
          </table:table-cell>
          <table:table-cell table:formula="of:=(1*12 + 11 +0/4)-[.Y6]" office:value-type="float" office:value="21.78125" calcext:value-type="float">
            <text:p>21.78125</text:p>
          </table:table-cell>
          <table:table-cell table:formula="of:=(15*12 + 9 +5/8)-[.Y6]" office:value-type="float" office:value="188.40625" calcext:value-type="float">
            <text:p>188.40625</text:p>
          </table:table-cell>
          <table:table-cell table:formula="of:=(17*12 + 3 +7/8)-[.Y6]" office:value-type="float" office:value="206.65625" calcext:value-type="float">
            <text:p>206.65625</text:p>
          </table:table-cell>
          <table:table-cell table:formula="of:=3+3/8" office:value-type="float" office:value="3.375" calcext:value-type="float">
            <text:p>3.375</text:p>
          </table:table-cell>
          <table:table-cell office:value-type="float" office:value="2" calcext:value-type="float">
            <text:p>2</text:p>
          </table:table-cell>
          <table:table-cell table:formula="of:=(18*12 - (3 + 3/8))" office:value-type="float" office:value="212.625" calcext:value-type="float">
            <text:p>212.625</text:p>
          </table:table-cell>
          <table:table-cell office:value-type="float" office:value="2" calcext:value-type="float">
            <text:p>2</text:p>
          </table:table-cell>
          <table:table-cell table:formula="of:=(18*12 - (3 + 3/8))" office:value-type="float" office:value="212.625" calcext:value-type="float">
            <text:p>212.625</text:p>
          </table:table-cell>
          <table:table-cell table:formula="of:=8*12 - 2" office:value-type="float" office:value="94" calcext:value-type="float">
            <text:p>94</text:p>
          </table:table-cell>
          <table:table-cell office:value-type="string" calcext:value-type="string">
            <text:p>18.31, 87</text:p>
          </table:table-cell>
          <table:table-cell office:value-type="string" calcext:value-type="string">
            <text:p>U-52,4-16</text:p>
          </table:table-cell>
          <table:table-cell table:formula="of:=(2+7/16)/2" office:value-type="float" office:value="1.21875" calcext:value-type="float">
            <text:p>1.21875</text:p>
          </table:table-cell>
          <table:table-cell table:number-columns-repeated="11"/>
          <table:table-cell office:value-type="float" office:value="24.63" calcext:value-type="float">
            <text:p>24.63</text:p>
          </table:table-cell>
          <table:table-cell office:value-type="float" office:value="8.88" calcext:value-type="float">
            <text:p>8.88</text:p>
          </table:table-cell>
          <table:table-cell office:value-type="float" office:value="24.31" calcext:value-type="float">
            <text:p>24.31</text:p>
          </table:table-cell>
          <table:table-cell office:value-type="float" office:value="8.82" calcext:value-type="float">
            <text:p>8.82</text:p>
          </table:table-cell>
          <table:table-cell table:number-columns-repeated="984"/>
        </table:table-row>
        <table:table-row table:style-name="ro2" table:number-rows-repeated="11">
          <table:table-cell table:number-columns-repeated="1024"/>
        </table:table-row>
        <table:table-row table:style-name="ro4">
          <table:table-cell office:value-type="string" calcext:value-type="string">
            <text:p>Recorded using a Fabric Tape Measure, Ryobi Phone Works Laser Measure, and Bosch GM40 Laser Measure</text:p>
          </table:table-cell>
          <table:table-cell office:value-type="string" calcext:value-type="string">
            <text:p>Bosch as a 2 <text:s/>3/16” offse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OTE: Orientation for Point 02 is parallel with X Axis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oint 00 is near 45 degree angle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9:55:43.261294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 </meta:initial-creator>
    <meta:creation-date>2015-11-03T19:55:02.858578314</meta:creation-date>
    <dc:date>2015-12-02T19:58:25.127255003</dc:date>
    <dc:creator>death </dc:creator>
    <meta:editing-duration>PT1H10M36S</meta:editing-duration>
    <meta:editing-cycles>44</meta:editing-cycles>
    <meta:generator>LibreOffice/4.2.8.2$Linux_X86_64 LibreOffice_project/420m0$Build-2</meta:generator>
    <meta:document-statistic meta:table-count="1" meta:cell-count="143" meta:object-count="0"/>
  </office:meta>
</office:document-meta>
</file>